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MathJax_Main" svg:font-family="MathJax_Main" style:font-pitch="variable"/>
    <style:font-face style:name="eufm10" svg:font-family="eufm10"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MathJax_Main" fo:font-size="20pt" officeooo:rsid="001ae07d" officeooo:paragraph-rsid="001ae07d" style:font-size-asian="17.5pt" style:font-size-complex="20pt"/>
    </style:style>
    <style:style style:name="P2" style:family="paragraph" style:parent-style-name="Standard">
      <style:paragraph-properties fo:text-align="center" style:justify-single-word="false"/>
      <style:text-properties style:font-name="MathJax_Main" fo:font-size="20pt" officeooo:rsid="001ae07d" officeooo:paragraph-rsid="001ae07d" style:font-size-asian="17.5pt" style:font-size-complex="20pt"/>
    </style:style>
    <style:style style:name="P3" style:family="paragraph" style:parent-style-name="Standard">
      <style:paragraph-properties fo:text-align="start" style:justify-single-word="false"/>
      <style:text-properties style:font-name="MathJax_Main" fo:font-size="20pt" officeooo:rsid="001ae07d" officeooo:paragraph-rsid="001ae07d" style:font-size-asian="17.5pt" style:font-size-complex="20pt"/>
    </style:style>
    <style:style style:name="P4" style:family="paragraph" style:parent-style-name="Standard">
      <style:paragraph-properties fo:text-align="start" style:justify-single-word="false"/>
      <style:text-properties style:font-name="eufm10" fo:font-size="20pt" officeooo:rsid="001ae07d" officeooo:paragraph-rsid="001ae07d" style:font-size-asian="17.5pt" style:font-size-complex="20pt"/>
    </style:style>
    <style:style style:name="P5" style:family="paragraph" style:parent-style-name="Standard">
      <style:paragraph-properties fo:text-align="start" style:justify-single-word="false"/>
      <style:text-properties style:font-name="Cantarell" fo:font-size="16pt" officeooo:rsid="001ae07d" officeooo:paragraph-rsid="001ae07d" style:font-size-asian="14pt" style:font-size-complex="16pt"/>
    </style:style>
    <style:style style:name="P6" style:family="paragraph" style:parent-style-name="Standard">
      <style:paragraph-properties fo:text-align="start" style:justify-single-word="false"/>
      <style:text-properties style:font-name="Century Schoolbook L" fo:font-size="16pt" officeooo:rsid="001ae07d" officeooo:paragraph-rsid="001ae07d" style:font-size-asian="14pt" style:font-size-complex="16pt"/>
    </style:style>
    <style:style style:name="P7" style:family="paragraph" style:parent-style-name="Standard">
      <style:paragraph-properties fo:text-align="start" style:justify-single-word="false"/>
      <style:text-properties style:font-name="Century Schoolbook L" fo:font-size="14pt" officeooo:rsid="001ae07d" officeooo:paragraph-rsid="001ae07d" style:font-size-asian="12.25pt" style:font-size-complex="14pt"/>
    </style:style>
    <style:style style:name="P8" style:family="paragraph" style:parent-style-name="Standard">
      <style:paragraph-properties fo:text-align="start" style:justify-single-word="false"/>
      <style:text-properties style:font-name="Liberation Serif" fo:font-size="20pt" officeooo:rsid="001ae07d" officeooo:paragraph-rsid="001ae07d" style:font-size-asian="17.5pt" style:font-size-complex="2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AST CANCER DIAGNOSIS USING MACHINE LEARNING ALGORITHMS -A SURVEY</text:p>
      <text:p text:style-name="P2"/>
      <text:p text:style-name="P2">Submitted by S.BRAHANYAA</text:p>
      <text:p text:style-name="P2">Department of Computer Science and Engineering</text:p>
      <text:p text:style-name="P2">VIT UNIVERSITY(Chennai Campus)</text:p>
      <text:p text:style-name="P2"/>
      <text:p text:style-name="P3"/>
      <text:p text:style-name="P4"/>
      <text:p text:style-name="P5">ABSTRACT:-</text:p>
      <text:p text:style-name="P5">Breast cancer has become a common factor now-a-days. Despite the fact, not all general hospitals have the facilities to diagnose breast cancer through mammograms. Waiting for diagnosing a breast</text:p>
      <text:p text:style-name="P5">cancer for a long time may increase the possibility of the cancer spreading. Therefore a computerized breast cancer diagnosis has been developed to reduce the time taken to diagnose the breast cancer and reduce the death rate. This paper summarizes the survey on breast cancer diagnosis using various machine</text:p>
      <text:p text:style-name="P5">learning algorithms and methods, which are used to improve the accuracy of predicting cancer. This survey can also help us to know about number of papers that are implemented to diagnose the breast cancer.</text:p>
      <text:p text:style-name="P5"/>
      <text:p text:style-name="P6">Keywords:-</text:p>
      <text:p text:style-name="P6">Neural Network,SVM,ELM</text:p>
      <text:p text:style-name="P6"/>
      <text:p text:style-name="P6"/>
      <text:p text:style-name="P6">1.INTRODUCTION:-</text:p>
      <text:p text:style-name="P6">Breast cancer has become one of the most common disease among women that leads to</text:p>
      <text:p text:style-name="P6">death. Breast cancer can be diagnosed by classifying tumors. There are two different types of</text:p>
      <text:p text:style-name="P6">tumors such as malignant and benign tumors. Physicians need a reliable diagnosis procedure to distinguish between these <text:soft-page-break/>tumors. But generally it is very difficult to distinguish tumors even by the experts. Hence automation of diagnostic system is needed for diagnosing tumors. Many researchers have attempted to apply machine learning algorithms for detecting survivability of cancers in human beings and it is also been proved by the researchers that these algorithms work better in detecting cancer diagnosis. This paper summarizes the application of machine learning algorithms in detecting cancer in human. In this survey section 2 gives the information of neural network, its learning rules. Section 3 specifies about literature review based on Artificial Neural Network (ANN).Section 4 specifies other related works on breast cancer using neural networks. Section 5 implies with other machine learning algorithms and its types, with related on those algorithms.</text:p>
      <text:p text:style-name="P6"/>
      <text:p text:style-name="P6">1.1 Machine Learning Algorithms</text:p>
      <text:p text:style-name="P6"/>
      <text:p text:style-name="P6">Machine learning, a branch of artificial intelligence, is a scientific discipline concerned with the design and development of algorithms that allow computers to evolve behaviors based</text:p>
      <text:p text:style-name="P6">on empirical data, such as from sensor data or databases.</text:p>
      <text:p text:style-name="P6"/>
      <text:p text:style-name="P6">1.2 Types of Machine Learning Alogrithms:-</text:p>
      <text:p text:style-name="P6"/>
      <text:p text:style-name="P6">Supervised learning.</text:p>
      <text:p text:style-name="P6">Unsupervised learning.</text:p>
      <text:p text:style-name="P6">Semi-supervised learning.</text:p>
      <text:p text:style-name="P6">Reinforcement learning.</text:p>
      <text:p text:style-name="P6">Transduction .</text:p>
      <text:p text:style-name="P6">Learning to learn.</text:p>
      <text:p text:style-name="P6"/>
      <text:p text:style-name="P8">2.NEURAL NETWORKS AND ITS LEARNING RULES:-</text:p>
      <text:p text:style-name="P8"/>
      <text:p text:style-name="P7">A neural network is a model that is designed by the way human nervous systems such as brain, that process the information. Neural <text:soft-page-break/>networks,with their remarkable ability to derive meaning from complicated or imprecise data, can be used to extract patterns and detect trends that are too complex to be noticed by either humans or other computer techniques. Many neural network models, even biological neural networks assume many simplifications over actual biological neural networks.Such simplifications are necessary to understand the intended properties and to attempt any mathematical analysis. Even if all the properties of the neurons are known, simplification is still needed for analytical purpose. Neural networks are adaptive statistical devices. This means that they can change (synaptic weights) as a function of their performance. In ANNs, all the neurons are operating at the same time, which makes ANN to perform tasks at much faster rate.</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ntarell" svg:font-family="Cantarell" style:font-pitch="variable"/>
    <style:font-face style:name="MathJax_Main" svg:font-family="MathJax_Main" style:font-pitch="variable"/>
    <style:font-face style:name="eufm10" svg:font-family="eufm10"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0:51:31.870733568</meta:creation-date>
    <dc:date>2017-11-17T11:05:22.133621892</dc:date>
    <meta:editing-duration>PT3M29S</meta:editing-duration>
    <meta:editing-cycles>1</meta:editing-cycles>
    <meta:document-statistic meta:table-count="0" meta:image-count="0" meta:object-count="0" meta:page-count="3" meta:paragraph-count="27" meta:word-count="525" meta:character-count="3520" meta:non-whitespace-character-count="3022"/>
    <meta:generator>LibreOffice/5.1.6.2$Linux_X86_64 LibreOffice_project/10m0$Build-2</meta:generator>
  </office:meta>
</office:document-meta>
</file>